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variant="normal" fo:text-transform="none" fo:color="#3c4245" loext:opacity="100%" style:font-name="Arial2" fo:font-size="12.5pt" fo:letter-spacing="normal" fo:font-style="normal" fo:font-weight="normal" officeooo:rsid="00005630" officeooo:paragraph-rsid="00005630"/>
    </style:style>
    <style:style style:name="P2" style:family="paragraph" style:parent-style-name="Heading_20_3">
      <style:paragraph-properties fo:margin-left="0in" fo:margin-right="0in" style:line-height-at-least="0.139in" fo:orphans="2" fo:widows="2" fo:text-indent="0in" style:auto-text-indent="false"/>
      <style:text-properties fo:font-variant="normal" fo:text-transform="none" fo:color="#3c4245" loext:opacity="100%" style:font-name="Arial2" fo:font-size="9pt" fo:letter-spacing="normal" fo:font-style="normal" fo:font-weight="normal"/>
    </style:style>
    <style:style style:name="P3" style:family="paragraph" style:parent-style-name="Heading_20_3">
      <style:text-properties fo:font-variant="normal" fo:text-transform="none" fo:color="#3c4245" loext:opacity="100%" style:font-name="Arial2" fo:font-size="9pt" fo:letter-spacing="normal" fo:font-style="normal" fo:font-weight="normal" officeooo:rsid="00005630" officeooo:paragraph-rsid="00005630"/>
    </style:style>
    <style:style style:name="P4" style:family="paragraph" style:parent-style-name="Text_20_body">
      <style:paragraph-properties fo:margin-left="0in" fo:margin-right="0in" style:line-height-at-least="0.1665in" fo:orphans="2" fo:widows="2" fo:text-indent="0in" style:auto-text-indent="false"/>
      <style:text-properties fo:font-variant="normal" fo:text-transform="none" fo:color="#3c4245" loext:opacity="100%" style:font-name="Arial2" fo:font-size="8pt" fo:letter-spacing="normal" fo:font-style="normal" fo:font-weight="normal"/>
    </style:style>
    <style:style style:name="P5" style:family="paragraph" style:parent-style-name="Standard">
      <style:text-properties officeooo:rsid="00005630" officeooo:paragraph-rsid="00005630"/>
    </style:style>
    <style:style style:name="P6" style:family="paragraph" style:parent-style-name="Text_20_body">
      <style:text-properties officeooo:rsid="00005630" officeooo:paragraph-rsid="00005630"/>
    </style:style>
    <style:style style:name="P7" style:family="paragraph" style:parent-style-name="Text_20_body">
      <style:paragraph-properties fo:margin-top="0in" fo:margin-bottom="0in" style:contextual-spacing="false" fo:orphans="2" fo:widows="2"/>
    </style:style>
    <style:style style:name="P8" style:family="paragraph" style:parent-style-name="Text_20_body">
      <style:paragraph-properties fo:margin-left="0in" fo:margin-right="0in" style:line-height-at-least="0.1665in" fo:orphans="2" fo:widows="2" fo:text-indent="0in" style:auto-text-indent="false"/>
    </style:style>
    <style:style style:name="P9" style:family="paragraph" style:parent-style-name="Standard">
      <style:text-properties officeooo:rsid="0001f55f" officeooo:paragraph-rsid="0001f55f"/>
    </style:style>
    <style:style style:name="P10" style:family="paragraph" style:parent-style-name="Standard">
      <style:text-properties officeooo:rsid="00024b56" officeooo:paragraph-rsid="00024b56"/>
    </style:style>
    <style:style style:name="P11" style:family="paragraph" style:parent-style-name="Standard">
      <style:text-properties officeooo:rsid="0002fba8" officeooo:paragraph-rsid="0002fba8"/>
    </style:style>
    <style:style style:name="P12" style:family="paragraph" style:parent-style-name="Standard">
      <style:text-properties officeooo:rsid="0002fba8" officeooo:paragraph-rsid="0002fba8"/>
    </style:style>
    <style:style style:name="P13" style:family="paragraph" style:parent-style-name="Standard">
      <style:text-properties officeooo:rsid="00053dad" officeooo:paragraph-rsid="00053dad"/>
    </style:style>
    <style:style style:name="P14" style:family="paragraph" style:parent-style-name="Text_20_body" style:list-style-name="L1">
      <style:paragraph-properties fo:margin-top="0in" fo:margin-bottom="0.0346in" style:contextual-spacing="false" fo:orphans="2" fo:widows="2"/>
      <style:text-properties fo:font-variant="normal" fo:text-transform="none" fo:color="#3c4245" loext:opacity="100%" style:font-name="Arial2" fo:font-size="8pt" fo:letter-spacing="normal" fo:font-style="normal" fo:font-weight="bold"/>
    </style:style>
    <style:style style:name="P15" style:family="paragraph" style:parent-style-name="Text_20_body" style:list-style-name="L2">
      <style:paragraph-properties fo:margin-top="0in" fo:margin-bottom="0.0346in" style:contextual-spacing="false" fo:orphans="2" fo:widows="2"/>
      <style:text-properties fo:font-variant="normal" fo:text-transform="none" fo:color="#3c4245" loext:opacity="100%" style:font-name="Arial2" fo:font-size="8pt" fo:letter-spacing="normal" fo:font-style="normal" fo:font-weight="bold"/>
    </style:style>
    <style:style style:name="P16" style:family="paragraph" style:parent-style-name="Text_20_body" style:list-style-name="L3">
      <style:paragraph-properties fo:margin-top="0in" fo:margin-bottom="0.0346in" style:contextual-spacing="false" fo:orphans="2" fo:widows="2"/>
      <style:text-properties fo:font-variant="normal" fo:text-transform="none" fo:color="#3c4245" loext:opacity="100%" style:font-name="Arial2" fo:font-size="8pt" fo:letter-spacing="normal" fo:font-style="normal" fo:font-weight="bold"/>
    </style:style>
    <style:style style:name="P17" style:family="paragraph" style:parent-style-name="Text_20_body" style:list-style-name="L4">
      <style:paragraph-properties fo:margin-top="0in" fo:margin-bottom="0.0346in" style:contextual-spacing="false" fo:orphans="2" fo:widows="2"/>
      <style:text-properties fo:font-variant="normal" fo:text-transform="none" fo:color="#3c4245" loext:opacity="100%" style:font-name="Arial2" fo:font-size="8pt" fo:letter-spacing="normal" fo:font-style="normal" fo:font-weight="bold"/>
    </style:style>
    <style:style style:name="P18" style:family="paragraph" style:parent-style-name="Text_20_body" style:list-style-name="L5">
      <style:paragraph-properties fo:margin-top="0in" fo:margin-bottom="0.0346in" style:contextual-spacing="false" fo:orphans="2" fo:widows="2"/>
      <style:text-properties fo:font-variant="normal" fo:text-transform="none" fo:color="#3c4245" loext:opacity="100%" style:font-name="Arial2" fo:font-size="8pt" fo:letter-spacing="normal" fo:font-style="normal" fo:font-weight="bold"/>
    </style:style>
    <style:style style:name="P19" style:family="paragraph" style:parent-style-name="Text_20_body" style:list-style-name="L6">
      <style:paragraph-properties fo:margin-top="0in" fo:margin-bottom="0.0346in" style:contextual-spacing="false" fo:orphans="2" fo:widows="2"/>
      <style:text-properties fo:font-variant="normal" fo:text-transform="none" fo:color="#3c4245" loext:opacity="100%" style:font-name="Arial2" fo:font-size="8pt" fo:letter-spacing="normal" fo:font-style="normal" fo:font-weight="bold"/>
    </style:style>
    <style:style style:name="P20" style:family="paragraph" style:parent-style-name="Text_20_body" style:list-style-name="L7">
      <style:paragraph-properties fo:margin-top="0in" fo:margin-bottom="0.0346in" style:contextual-spacing="false" fo:orphans="2" fo:widows="2"/>
      <style:text-properties fo:font-variant="normal" fo:text-transform="none" fo:color="#3c4245" loext:opacity="100%" style:font-name="Arial2" fo:font-size="8pt" fo:letter-spacing="normal" fo:font-style="normal" fo:font-weight="bold"/>
    </style:style>
    <style:style style:name="P21" style:family="paragraph" style:parent-style-name="Text_20_body" style:list-style-name="L8">
      <style:paragraph-properties fo:margin-top="0in" fo:margin-bottom="0in" style:contextual-spacing="false" fo:orphans="2" fo:widows="2" fo:padding="0in" fo:border="none"/>
      <style:text-properties fo:font-variant="normal" fo:text-transform="none" fo:color="#3c4245" loext:opacity="100%" style:font-name="Arial2" fo:font-size="8pt" fo:letter-spacing="normal" fo:font-style="normal" fo:font-weight="normal"/>
    </style:style>
    <style:style style:name="P22" style:family="paragraph" style:parent-style-name="Text_20_body" style:list-style-name="L9">
      <style:paragraph-properties fo:margin-top="0in" fo:margin-bottom="0in" style:contextual-spacing="false" fo:orphans="2" fo:widows="2" fo:padding="0in" fo:border="none"/>
      <style:text-properties fo:font-variant="normal" fo:text-transform="none" fo:color="#3c4245" loext:opacity="100%" style:font-name="Arial2" fo:font-size="8pt" fo:letter-spacing="normal" fo:font-style="normal" fo:font-weight="normal"/>
    </style:style>
    <style:style style:name="P23" style:family="paragraph" style:parent-style-name="Text_20_body" style:list-style-name="L9">
      <style:paragraph-properties fo:orphans="2" fo:widows="2" fo:padding="0in" fo:border="none"/>
      <style:text-properties fo:font-variant="normal" fo:text-transform="none" fo:color="#3c4245" loext:opacity="100%" style:font-name="Arial2" fo:font-size="8pt" fo:letter-spacing="normal" fo:font-style="normal" fo:font-weight="normal"/>
    </style:style>
    <style:style style:name="P24" style:family="paragraph" style:parent-style-name="Text_20_body" style:list-style-name="L10">
      <style:paragraph-properties fo:margin-top="0in" fo:margin-bottom="0in" style:contextual-spacing="false" fo:orphans="2" fo:widows="2" fo:padding="0in" fo:border="none"/>
      <style:text-properties fo:font-variant="normal" fo:text-transform="none" fo:color="#3c4245" loext:opacity="100%" style:font-name="Arial2" fo:font-size="8pt" fo:letter-spacing="normal" fo:font-style="normal" fo:font-weight="normal"/>
    </style:style>
    <style:style style:name="P25" style:family="paragraph" style:parent-style-name="Text_20_body" style:list-style-name="L11">
      <style:paragraph-properties fo:margin-top="0in" fo:margin-bottom="0in" style:contextual-spacing="false" fo:orphans="2" fo:widows="2" fo:padding="0in" fo:border="none"/>
      <style:text-properties fo:font-variant="normal" fo:text-transform="none" fo:color="#3c4245" loext:opacity="100%" style:font-name="Arial2" fo:font-size="8pt" fo:letter-spacing="normal" fo:font-style="normal" fo:font-weight="normal"/>
    </style:style>
    <style:style style:name="P26" style:family="paragraph" style:parent-style-name="Text_20_body" style:list-style-name="L12">
      <style:paragraph-properties fo:margin-top="0in" fo:margin-bottom="0in" style:contextual-spacing="false" fo:orphans="2" fo:widows="2" fo:padding="0in" fo:border="none"/>
      <style:text-properties fo:font-variant="normal" fo:text-transform="none" fo:color="#3c4245" loext:opacity="100%" style:font-name="Arial2" fo:font-size="8pt" fo:letter-spacing="normal" fo:font-style="normal" fo:font-weight="normal"/>
    </style:style>
    <style:style style:name="P27" style:family="paragraph" style:parent-style-name="Text_20_body" style:list-style-name="L12">
      <style:paragraph-properties fo:orphans="2" fo:widows="2" fo:padding="0in" fo:border="none"/>
      <style:text-properties fo:font-variant="normal" fo:text-transform="none" fo:color="#3c4245" loext:opacity="100%" style:font-name="Arial2" fo:font-size="8pt" fo:letter-spacing="normal" fo:font-style="normal" fo:font-weight="normal"/>
    </style:style>
    <style:style style:name="P28" style:family="paragraph" style:parent-style-name="Text_20_body" style:list-style-name="L13">
      <style:paragraph-properties fo:margin-top="0in" fo:margin-bottom="0in" style:contextual-spacing="false" fo:orphans="2" fo:widows="2" fo:padding="0in" fo:border="none"/>
      <style:text-properties fo:font-variant="normal" fo:text-transform="none" fo:color="#3c4245" loext:opacity="100%" style:font-name="Arial2" fo:font-size="8pt" fo:letter-spacing="normal" fo:font-style="normal" fo:font-weight="normal"/>
    </style:style>
    <style:style style:name="P29" style:family="paragraph" style:parent-style-name="Text_20_body" style:list-style-name="L13">
      <style:paragraph-properties fo:orphans="2" fo:widows="2" fo:padding="0in" fo:border="none"/>
      <style:text-properties fo:font-variant="normal" fo:text-transform="none" fo:color="#3c4245" loext:opacity="100%" style:font-name="Arial2" fo:font-size="8pt" fo:letter-spacing="normal" fo:font-style="normal" fo:font-weight="normal"/>
    </style:style>
    <style:style style:name="P30" style:family="paragraph" style:parent-style-name="Text_20_body" style:list-style-name="L8">
      <style:paragraph-properties fo:margin-top="0in" fo:margin-bottom="0in" style:contextual-spacing="false" fo:orphans="2" fo:widows="2" fo:padding="0in" fo:border="none"/>
    </style:style>
    <style:style style:name="P31" style:family="paragraph" style:parent-style-name="Text_20_body" style:list-style-name="L8">
      <style:paragraph-properties fo:orphans="2" fo:widows="2" fo:padding="0in" fo:border="none"/>
    </style:style>
    <style:style style:name="P32" style:family="paragraph" style:parent-style-name="Text_20_body" style:list-style-name="L10">
      <style:paragraph-properties fo:margin-top="0in" fo:margin-bottom="0in" style:contextual-spacing="false" fo:orphans="2" fo:widows="2" fo:padding="0in" fo:border="none"/>
    </style:style>
    <style:style style:name="P33" style:family="paragraph" style:parent-style-name="Text_20_body" style:list-style-name="L10">
      <style:paragraph-properties fo:orphans="2" fo:widows="2" fo:padding="0in" fo:border="none"/>
    </style:style>
    <style:style style:name="P34" style:family="paragraph" style:parent-style-name="Text_20_body" style:list-style-name="L11">
      <style:paragraph-properties fo:orphans="2" fo:widows="2" fo:padding="0in" fo:border="none"/>
    </style:style>
    <style:style style:name="T1" style:family="text">
      <style:text-properties fo:font-variant="normal" fo:text-transform="none" fo:color="#3c4245" loext:opacity="100%" style:font-name="Arial2" fo:font-size="8pt" fo:letter-spacing="normal" fo:font-style="normal" fo:font-weight="normal"/>
    </style:style>
    <style:style style:name="T2" style:family="text">
      <style:text-properties officeooo:rsid="00024b56"/>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content" fo:padding="0in" fo:border="none"/>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ood related Health</text:p>
      <text:p text:style-name="P5"/>
      <text:p text:style-name="P5"><text:a xlink:type="simple" xlink:href="https://www.who.int/news-room/fact-sheets/detail/healthy-diet" text:style-name="Internet_20_link" text:visited-style-name="Visited_20_Internet_20_Link">https://www.who.int/news-room/fact-sheets/detail/healthy-diet</text:a></text:p>
      <text:p text:style-name="P5"/>
      <text:h text:style-name="P1" text:outline-level="2">Key facts</text:h>
      <text:p text:style-name="P6"><draw:frame draw:style-name="fr1" draw:name="Frame1" text:anchor-type="paragraph" svg:width="4.3402in" draw:z-index="0"><draw:text-box fo:min-height="0.0161in"><text:list xml:id="list2591943746" text:style-name="L1"><text:list-item><text:p text:style-name="P14">A healthy diet helps to protect against malnutrition in all its forms, as well as noncommunicable diseases (NCDs), including such as diabetes, heart disease, stroke and cancer.</text:p></text:list-item></text:list><text:list xml:id="list116113551" text:style-name="L2"><text:list-item><text:p text:style-name="P15">Unhealthy diet and lack of physical activity are leading global risks to health.</text:p></text:list-item></text:list><text:list xml:id="list1540614531" text:style-name="L3"><text:list-item><text:p text:style-name="P16">Healthy dietary practices start early in life – breastfeeding fosters healthy growth and improves cognitive development, and may have longer term health benefits such as reducing the risk of becoming overweight or obese and developing NCDs later in life.</text:p></text:list-item></text:list><text:list xml:id="list221512789" text:style-name="L4"><text:list-item><text:p text:style-name="P17">Energy intake (calories) should be in balance with energy expenditure. To avoid unhealthy weight gain, total fat should not exceed 30% of total energy intake (1, 2, 3). Intake of saturated fats should be less than 10% of total energy intake, and intake of trans-fats less than 1% of total energy intake, with a shift in fat consumption away from saturated fats and trans-fats to unsaturated fats (3), and towards the goal of eliminating industrially-produced trans-fats (4, 5, 6).</text:p></text:list-item></text:list><text:list xml:id="list3606087815" text:style-name="L5"><text:list-item><text:p text:style-name="P18">Limiting intake of free sugars to less than 10% of total energy intake (2, 7) is part of a healthy diet. A further reduction to less than 5% of total energy intake is suggested for additional health benefits (7).</text:p></text:list-item></text:list><text:list xml:id="list1404408424" text:style-name="L6"><text:list-item><text:p text:style-name="P19">Keeping salt intake to less than 5 g per day (equivalent to sodium intake of less than 2 g per day) helps to prevent hypertension, and reduces the risk of heart disease and stroke in the adult population (8).</text:p></text:list-item></text:list><text:list xml:id="list1323945173" text:style-name="L7"><text:list-item><text:p text:style-name="P20">WHO Member States have agreed to reduce the global population’s intake of salt by 30% by 2025; they have also agreed to halt the rise in diabetes and obesity in adults and adolescents as well as in childhood overweight by 2025 (9, 10).</text:p></text:list-item></text:list><text:p text:style-name="P7"/></draw:text-box></draw:frame>*</text:p>
      <text:p text:style-name="P5"/>
      <text:p text:style-name="P5"/>
      <text:p text:style-name="P5"/>
      <text:p text:style-name="P5"/>
      <text:p text:style-name="P5"/>
      <text:p text:style-name="P5"/>
      <text:p text:style-name="P5">*</text:p>
      <text:p text:style-name="P5"/>
      <text:p text:style-name="P5"/>
      <text:p text:style-name="P5"/>
      <text:p text:style-name="P5"/>
      <text:p text:style-name="P5">*</text:p>
      <text:p text:style-name="P5"/>
      <text:p text:style-name="P5"/>
      <text:p text:style-name="P5">*</text:p>
      <text:p text:style-name="P5"/>
      <text:p text:style-name="P5">*</text:p>
      <text:p text:style-name="P5"/>
      <text:p text:style-name="P5"/>
      <text:p text:style-name="P5"/>
      <text:p text:style-name="P5"/>
      <text:p text:style-name="P5"/>
      <text:h text:style-name="P3" text:outline-level="3">For adults</text:h>
      <text:p text:style-name="P4">A healthy diet includes the following:</text:p>
      <text:list xml:id="list1515684812" text:style-name="L8">
        <text:list-item>
          <text:p text:style-name="P21">Fruit, vegetables, legumes (e.g. lentils and beans), nuts and whole grains (e.g. unprocessed maize, millet, oats, wheat and brown rice).</text:p>
        </text:list-item>
        <text:list-item>
          <text:p text:style-name="P30"><text:span text:style-name="T1">At least 400 g (i.e. five portions) of fruit and vegetables per day </text:span><text:span text:style-name="Emphasis"><text:span text:style-name="T1">(2)</text:span></text:span><text:span text:style-name="T1">, excluding potatoes, sweet potatoes, cassava and other starchy roots.</text:span></text:p>
        </text:list-item>
        <text:list-item>
          <text:p text:style-name="P30"><text:span text:style-name="T1">Less than 10% of total energy intake from free sugars </text:span><text:span text:style-name="Emphasis"><text:span text:style-name="T1">(2, 7)</text:span></text:span><text:span text:style-name="T1">, which is equivalent to 50 g (or about 12 level teaspoons) for a person of healthy body weight consuming about 2000 calories per day, but ideally is less than 5% of total energy intake for additional health benefits </text:span><text:span text:style-name="Emphasis"><text:span text:style-name="T1">(7)</text:span></text:span><text:span text:style-name="T1">. Free sugars are all sugars added to foods or drinks by the manufacturer, cook or consumer, as well as sugars naturally present in honey, syrups, fruit juices and fruit juice concentrates.</text:span></text:p>
        </text:list-item>
        <text:list-item>
          <text:p text:style-name="P30"><text:span text:style-name="T1">Less than 30% of total energy intake from fats </text:span><text:span text:style-name="Emphasis"><text:span text:style-name="T1">(1, 2, 3)</text:span></text:span><text:span text:style-name="T1">. Unsaturated fats (found in fish, avocado and nuts, and in sunflower, soybean, canola and olive oils) are preferable to saturated fats (found in fatty meat, butter, palm and coconut oil, cream, cheese, ghee and lard) and </text:span><text:span text:style-name="Emphasis"><text:span text:style-name="T1">trans-</text:span></text:span><text:span text:style-name="T1">fats of all kinds, including both industrially-produced </text:span><text:span text:style-name="Emphasis"><text:span text:style-name="T1">trans-</text:span></text:span><text:span text:style-name="T1">fats (found in baked and fried foods, and pre-packaged snacks and foods, such as frozen pizza, pies, cookies, biscuits, wafers, and cooking oils and spreads) and ruminant </text:span><text:span text:style-name="Emphasis"><text:span text:style-name="T1">trans-</text:span></text:span><text:span text:style-name="T1">fats (found in meat and dairy foods from ruminant animals, such as cows, sheep, goats and camels). It is suggested that the intake of saturated fats be reduced to less than 10% of total energy intake and </text:span><text:span text:style-name="Emphasis"><text:span text:style-name="T1">trans-</text:span></text:span><text:span text:style-name="T1">fats to less than 1% of total energy intake </text:span><text:span text:style-name="Emphasis"><text:span text:style-name="T1">(5)</text:span></text:span><text:span text:style-name="T1">. In particular, industrially-produced </text:span><text:span text:style-name="Emphasis"><text:span text:style-name="T1">trans</text:span></text:span><text:span text:style-name="T1">-fats are not part of a healthy diet and should be avoided </text:span><text:span text:style-name="Emphasis"><text:span text:style-name="T1">(4, 6)</text:span></text:span><text:span text:style-name="T1">.</text:span></text:p>
        </text:list-item>
        <text:list-item>
          <text:p text:style-name="P31"><text:span text:style-name="T1">Less than 5  g of salt (equivalent to about one teaspoon) per day </text:span><text:span text:style-name="Emphasis"><text:span text:style-name="T1">(8). </text:span></text:span><text:span text:style-name="T1"> Salt should be iodized.</text:span></text:p>
        </text:list-item>
      </text:list>
      <text:p text:style-name="P5"/>
      <text:h text:style-name="P3" text:outline-level="3"><text:soft-page-break/>Fruit and vegetables</text:h>
      <text:p text:style-name="P8"><text:span text:style-name="T1">Eating at least 400 g, or five portions, of fruit and vegetables per day reduces the risk of NCDs </text:span><text:span text:style-name="Emphasis"><text:span text:style-name="T1">(2)</text:span></text:span><text:span text:style-name="T1"> and helps to ensure an adequate daily intake of dietary fibre.</text:span></text:p>
      <text:p text:style-name="P4">Fruit and vegetable intake can be improved by:</text:p>
      <text:list xml:id="list1524958619" text:style-name="L9">
        <text:list-item>
          <text:p text:style-name="P22">always including vegetables in meals;</text:p>
        </text:list-item>
        <text:list-item>
          <text:p text:style-name="P22">eating fresh fruit and raw vegetables as snacks;</text:p>
        </text:list-item>
        <text:list-item>
          <text:p text:style-name="P22">eating fresh fruit and vegetables that are in season; and</text:p>
        </text:list-item>
        <text:list-item>
          <text:p text:style-name="P23">eating a variety of fruit and vegetables.</text:p>
        </text:list-item>
      </text:list>
      <text:h text:style-name="P2" text:outline-level="3">Fats</text:h>
      <text:p text:style-name="P8"><text:span text:style-name="T1">Reducing the amount of total fat intake to less than 30% of total energy intake helps to prevent unhealthy weight gain in the adult population </text:span><text:span text:style-name="Emphasis"><text:span text:style-name="T1">(1, 2, 3)</text:span></text:span><text:span text:style-name="T1">. Also, the risk of developing NCDs is lowered by:</text:span></text:p>
      <text:list xml:id="list760379455" text:style-name="L10">
        <text:list-item>
          <text:p text:style-name="P24">reducing saturated fats to less than 10% of total energy intake;</text:p>
        </text:list-item>
        <text:list-item>
          <text:p text:style-name="P32"><text:span text:style-name="T1">reducing </text:span><text:span text:style-name="Emphasis"><text:span text:style-name="T1">trans</text:span></text:span><text:span text:style-name="T1">-fats to less than 1% of total energy intake; and</text:span></text:p>
        </text:list-item>
        <text:list-item>
          <text:p text:style-name="P33"><text:span text:style-name="T1">replacing both saturated fats and </text:span><text:span text:style-name="Emphasis"><text:span text:style-name="T1">trans-</text:span></text:span><text:span text:style-name="T1">fats with unsaturated fats </text:span><text:span text:style-name="Emphasis"><text:span text:style-name="T1">(2, 3)</text:span></text:span><text:span text:style-name="T1"> – in particular, with polyunsaturated fats.</text:span></text:p>
        </text:list-item>
      </text:list>
      <text:p text:style-name="P8"><text:span text:style-name="T1">Fat intake, especially saturated fat and industrially-produced </text:span><text:span text:style-name="Emphasis"><text:span text:style-name="T1">trans-</text:span></text:span><text:span text:style-name="T1">fat intake, can be reduced by:</text:span></text:p>
      <text:list xml:id="list1552464851" text:style-name="L11">
        <text:list-item>
          <text:p text:style-name="P25">steaming or boiling instead of frying when cooking;</text:p>
        </text:list-item>
        <text:list-item>
          <text:p text:style-name="P25">replacing butter, lard and ghee with oils rich in polyunsaturated fats, such as soybean, canola (rapeseed), corn, safflower and sunflower oils;</text:p>
        </text:list-item>
        <text:list-item>
          <text:p text:style-name="P25">eating reduced-fat dairy foods and lean meats, or trimming visible fat from meat; and</text:p>
        </text:list-item>
        <text:list-item>
          <text:p text:style-name="P34"><text:span text:style-name="T1">limiting the consumption of baked and fried foods, and pre-packaged snacks and foods (e.g. doughnuts, cakes, pies, cookies, biscuits and wafers) that contain industrially-produced </text:span><text:span text:style-name="Emphasis"><text:span text:style-name="T1">trans-</text:span></text:span><text:span text:style-name="T1">fats.</text:span></text:p>
        </text:list-item>
      </text:list>
      <text:h text:style-name="P2" text:outline-level="3">Salt, sodium and potassium</text:h>
      <text:p text:style-name="P8"><text:span text:style-name="T1">Most people consume too much sodium through salt (corresponding to consuming an average of 9–12 g of salt per day) and not enough potassium (less than 3.5 g). High sodium intake and insufficient potassium intake contribute to high blood pressure, which in turn increases the risk of heart disease and stroke </text:span><text:span text:style-name="Emphasis"><text:span text:style-name="T1">(8, 11)</text:span></text:span><text:span text:style-name="T1">.</text:span></text:p>
      <text:p text:style-name="P8"><text:span text:style-name="T1">Reducing salt intake to the recommended level of less than 5 g per day could prevent 1.7 million deaths each year </text:span><text:span text:style-name="Emphasis"><text:span text:style-name="T1">(12)</text:span></text:span><text:span text:style-name="T1">.</text:span></text:p>
      <text:p text:style-name="P4">People are often unaware of the amount of salt they consume. In many countries, most salt  comes from processed foods (e.g. ready meals; processed meats such as bacon, ham and salami; cheese; and salty snacks) or from foods consumed frequently in large amounts (e.g. bread). Salt is also added to foods during cooking (e.g. bouillon, stock cubes, soy sauce and fish sauce) or at the point of consumption (e.g. table salt).</text:p>
      <text:p text:style-name="P4">Salt intake can be reduced by:</text:p>
      <text:list xml:id="list4163385101" text:style-name="L12">
        <text:list-item>
          <text:p text:style-name="P26">limiting the amount of salt and high-sodium condiments (e.g. soy sauce, fish sauce and bouillon) when cooking and preparing foods;</text:p>
        </text:list-item>
        <text:list-item>
          <text:p text:style-name="P26">not having salt or high-sodium sauces on the table;</text:p>
        </text:list-item>
        <text:list-item>
          <text:p text:style-name="P26">limiting the consumption of salty snacks; and</text:p>
        </text:list-item>
        <text:list-item>
          <text:p text:style-name="P27">choosing products with lower sodium content.</text:p>
        </text:list-item>
      </text:list>
      <text:p text:style-name="P4">Some food manufacturers are reformulating recipes to reduce the sodium content of their products, and people should be encouraged to check nutrition labels to see how much sodium is in a product before purchasing or consuming it.</text:p>
      <text:p text:style-name="P4">Potassium can mitigate the negative effects of elevated sodium consumption on blood pressure. Intake of potassium can be increased by consuming fresh fruit and vegetables.</text:p>
      <text:h text:style-name="P2" text:outline-level="3">Sugars</text:h>
      <text:p text:style-name="P8"><text:span text:style-name="T1">In both adults and children, the intake of free sugars should be reduced to less than 10% of total energy intake </text:span><text:span text:style-name="Emphasis"><text:span text:style-name="T1">(2, 7)</text:span></text:span><text:span text:style-name="T1">.  A reduction to less than 5% of total energy intake would provide additional health benefits </text:span><text:span text:style-name="Emphasis"><text:span text:style-name="T1">(7)</text:span></text:span><text:span text:style-name="T1">.</text:span></text:p>
      <text:p text:style-name="P8"><text:soft-page-break/><text:span text:style-name="T1">Consuming free sugars increases the risk of dental caries (tooth decay). Excess calories from foods and drinks high in free sugars also contribute to unhealthy weight gain, which can lead to overweight and obesity. Recent evidence also shows that free sugars influence blood pressure and serum lipids, and suggests that a reduction in free sugars intake reduces risk factors for cardiovascular diseases </text:span><text:span text:style-name="Emphasis"><text:span text:style-name="T1">(13)</text:span></text:span><text:span text:style-name="T1">.</text:span></text:p>
      <text:p text:style-name="P4">Sugars intake can be reduced by:</text:p>
      <text:list xml:id="list3109564133" text:style-name="L13">
        <text:list-item>
          <text:p text:style-name="P28">limiting the consumption of foods and drinks containing high amounts of sugars, such as sugary snacks, candies and sugar-sweetened beverages (i.e. all types of beverages containing free sugars – these include carbonated or non‐carbonated soft drinks, fruit or vegetable juices and drinks, liquid and powder concentrates, flavoured water, energy and sports drinks, ready‐to‐drink tea, ready‐to‐drink coffee and flavoured milk drinks); and</text:p>
        </text:list-item>
        <text:list-item>
          <text:p text:style-name="P29">eating fresh fruit and raw vegetables as snacks instead of sugary snacks.</text:p>
        </text:list-item>
      </text:list>
      <text:p text:style-name="P5"/>
      <text:p text:style-name="P9"/>
      <text:p text:style-name="P9"/>
      <text:p text:style-name="P9">Calories and food</text:p>
      <text:p text:style-name="P9"/>
      <text:p text:style-name="P9"><text:a xlink:type="simple" xlink:href="https://healthscreening.com.sg/food-calories-chart/" text:style-name="Internet_20_link" text:visited-style-name="Visited_20_Internet_20_Link">https://healthscreening.com.sg/food-calories-chart/</text:a></text:p>
      <text:p text:style-name="P9"><text:a xlink:type="simple" xlink:href="https://www.healthhub.sg/live-healthy/1341/how-much-to-eat-at-each-meal" text:style-name="Internet_20_link" text:visited-style-name="Visited_20_Internet_20_Link">https://www.healthhub.sg/live-healthy/1341/how-much-to-eat-at-each-meal</text:a></text:p>
      <text:p text:style-name="P9"/>
      <text:p text:style-name="P9"/>
      <text:p text:style-name="P9">Restarant and Calories</text:p>
      <text:p text:style-name="P9">https://www.fatsecret.com.sg/calories-nutrition/</text:p>
      <text:p text:style-name="P5"/>
      <text:p text:style-name="P9"><text:span text:style-name="T2">80 </text:span>Local Food and Calories</text:p>
      <text:p text:style-name="P9"><text:a xlink:type="simple" xlink:href="https://danielfooddiary.com/2015/09/28/calories/" text:style-name="Internet_20_link" text:visited-style-name="Visited_20_Internet_20_Link">https://danielfooddiary.com/2015/09/28/calories/</text:a></text:p>
      <text:p text:style-name="P9"><text:a xlink:type="simple" xlink:href="https://sites.google.com/site/healthambassadorsztjrpros/calories-calculator-for-singapore-hawker-food" text:style-name="Internet_20_link" text:visited-style-name="Visited_20_Internet_20_Link">https://sites.google.com/site/healthambassadorsztjrpros/calories-calculator-for-singapore-hawker-food</text:a></text:p>
      <text:p text:style-name="P9"><text:a xlink:type="simple" xlink:href="https://www.creatifwerks.com/singapore-hawker-food-and-their-calories-calculator/" text:style-name="Internet_20_link" text:visited-style-name="Visited_20_Internet_20_Link">https://www.creatifwerks.com/singapore-hawker-food-and-their-calories-calculator/</text:a></text:p>
      <text:p text:style-name="P9"><text:a xlink:type="simple" xlink:href="https://www.straitstimes.com/lifestyle/food/calorie-counts-for-25-of-singapores-favourite-food-items" text:style-name="Internet_20_link" text:visited-style-name="Visited_20_Internet_20_Link">https://www.straitstimes.com/lifestyle/food/calorie-counts-for-25-of-singapores-favourite-food-items</text:a></text:p>
      <text:p text:style-name="P9"/>
      <text:p text:style-name="P9"/>
      <text:p text:style-name="P10">Mac</text:p>
      <text:p text:style-name="P10"><text:a xlink:type="simple" xlink:href="https://www.mcdonalds.com.sg/nutrition-calculator" text:style-name="Internet_20_link" text:visited-style-name="Visited_20_Internet_20_Link">https://www.mcdonalds.com.sg/nutrition-calculator</text:a></text:p>
      <text:p text:style-name="P10"/>
      <text:p text:style-name="P10">Nike Calories need</text:p>
      <text:p text:style-name="P10"><text:a xlink:type="simple" xlink:href="https://www.nike.com/sg/a/how-many-calories-to-eat-per-day" text:style-name="Internet_20_link" text:visited-style-name="Visited_20_Internet_20_Link">https://www.nike.com/sg/a/how-many-calories-to-eat-per-day</text:a></text:p>
      <text:p text:style-name="P10"/>
      <text:p text:style-name="P11">Sodium content of local food</text:p>
      <text:p text:style-name="P11"><text:a xlink:type="simple" xlink:href="https://www.myheart.org.sg/heart-news/10-saltiest-hawker-dishes-in-singapore/" text:style-name="Internet_20_link" text:visited-style-name="Visited_20_Internet_20_Link">https://www.myheart.org.sg/heart-news/10-saltiest-hawker-dishes-in-singapore/</text:a></text:p>
      <text:p text:style-name="P11"><text:a xlink:type="simple" xlink:href="https://www.cfs.gov.hk/english/programme/programme_rafs/programme_rafs_n_01_22_abstract.html" text:style-name="Internet_20_link" text:visited-style-name="Visited_20_Internet_20_Link">https://www.cfs.gov.hk/english/programme/programme_rafs/programme_rafs_n_01_22_abstract.html</text:a></text:p>
      <text:p text:style-name="P11"><text:a xlink:type="simple" xlink:href="https://www.healthxchange.sg/food-nutrition/food-tips/making-sense-nutrition-facts-calories-fat-sodium" text:style-name="Internet_20_link" text:visited-style-name="Visited_20_Internet_20_Link">https://www.healthxchange.sg/food-nutrition/food-tips/making-sense-nutrition-facts-calories-fat-sodium</text:a></text:p>
      <text:p text:style-name="P11"><text:a xlink:type="simple" xlink:href="https://www.womensweekly.com.sg/gallery/beauty-and-health/hawker-foods-surprisingly-high-salt/" text:style-name="Internet_20_link" text:visited-style-name="Visited_20_Internet_20_Link">https://www.womensweekly.com.sg/gallery/beauty-and-health/hawker-foods-surprisingly-high-salt/</text:a></text:p>
      <text:p text:style-name="P11"><text:a xlink:type="simple" xlink:href="https://www.myheart.org.sg/heart-news/10-saltiest-hawker-dishes-in-singapore/" text:style-name="Internet_20_link" text:visited-style-name="Visited_20_Internet_20_Link">https://www.myheart.org.sg/heart-news/10-saltiest-hawker-dishes-in-singapore/</text:a></text:p>
      <text:p text:style-name="P11"/>
      <text:p text:style-name="P13">best reference</text:p>
      <text:p text:style-name="P11"><text:a xlink:type="simple" xlink:href="https://www.myheart.org.sg/healthy-living/common-food-drinks-sauces-content/" text:style-name="Internet_20_link" text:visited-style-name="Visited_20_Internet_20_Link">https://www.myheart.org.sg/healthy-living/common-food-drinks-sauces-content/</text:a></text:p>
      <text:p text:style-name="P11"><text:a xlink:type="simple" xlink:href="https://www.healthxchange.sg/food-nutrition/food-tips/best-worst-singapore-hawker-chinese-food-wonton-mee" text:style-name="Internet_20_link" text:visited-style-name="Visited_20_Internet_20_Link">https://www.healthxchange.sg/food-nutrition/food-tips/best-worst-singapore-hawker-chinese-food-wonton-mee</text:a></text:p>
      <text:p text:style-name="P11"><text:a xlink:type="simple" xlink:href="https://www.healthxchange.sg/food-nutrition/food-tips/best-worst-singapore-hawker-malay-breakfast-foods-nasi-lemak-mee-siam-soto" text:style-name="Internet_20_link" text:visited-style-name="Visited_20_Internet_20_Link">https://www.healthxchange.sg/food-nutrition/food-tips/best-worst-singapore-hawker-malay-breakfast-foods-nasi-lemak-mee-siam-soto</text:a></text:p>
      <text:p text:style-name="P11">https://www.fatsecret.com.sg/calories-nutrition/kfc</text:p>
      <text:p text:style-name="P11"><text:soft-page-break/>https://www.healthxchange.sg/food-nutrition/food-tips/best-worst-singapore-hawker-indian-breads-prata-mutton-murtabak</text:p>
      <text:p text:style-name="P11"/>
      <text:p text:style-name="P11"/>
      <text:p text:style-name="P11">BMI and heart risk</text:p>
      <text:p text:style-name="P11"><text:a xlink:type="simple" xlink:href="https://www.healthhub.sg/live-healthy/15/dietary_guidelines_adults" text:style-name="Internet_20_link" text:visited-style-name="Visited_20_Internet_20_Link">https://www.healthhub.sg/live-healthy/15/dietary_guidelines_adults</text:a></text:p>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2T17:33:48.328000000</meta:creation-date>
    <dc:date>2022-08-03T14:12:27.294000000</dc:date>
    <meta:editing-duration>PT3H24M28S</meta:editing-duration>
    <meta:editing-cycles>5</meta:editing-cycles>
    <meta:generator>LibreOffice/7.3.4.2$Windows_X86_64 LibreOffice_project/728fec16bd5f605073805c3c9e7c4212a0120dc5</meta:generator>
    <meta:document-statistic meta:table-count="0" meta:image-count="0" meta:object-count="0" meta:page-count="4" meta:paragraph-count="84" meta:word-count="1332" meta:character-count="9474" meta:non-whitespace-character-count="8249"/>
  </office:meta>
</office:document-meta>
</file>